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b5e9"/>
    </style:style>
    <style:style style:name="P2" style:family="paragraph" style:parent-style-name="Text_20_body">
      <style:paragraph-properties fo:text-align="start" style:justify-single-word="false"/>
      <style:text-properties officeooo:paragraph-rsid="0015b5e9"/>
    </style:style>
    <style:style style:name="P3" style:family="paragraph" style:parent-style-name="Text_20_body">
      <style:text-properties officeooo:paragraph-rsid="0017aed6"/>
    </style:style>
    <style:style style:name="P4" style:family="paragraph" style:parent-style-name="Text_20_body">
      <style:text-properties fo:font-weight="bold" officeooo:paragraph-rsid="0017aed6" style:font-weight-asian="bold" style:font-weight-complex="bold"/>
    </style:style>
    <style:style style:name="P5" style:family="paragraph" style:parent-style-name="Text_20_body">
      <style:text-properties officeooo:rsid="0017aed6" officeooo:paragraph-rsid="0017aed6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officeooo:paragraph-rsid="0015b5e9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paragraph-rsid="0015b5e9" fo:background-color="transparen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15b5e9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20%" style:writing-mode="lr-tb"/>
      <style:text-properties fo:font-size="10pt" officeooo:paragraph-rsid="0015b5e9" style:font-size-asian="10pt" style:font-size-complex="10pt"/>
    </style:style>
    <style:style style:name="P15" style:family="paragraph" style:parent-style-name="Text_20_body">
      <style:text-properties officeooo:rsid="0022d93c" officeooo:paragraph-rsid="0017aed6"/>
    </style:style>
    <style:style style:name="P16" style:family="paragraph" style:parent-style-name="Heading_20_3">
      <style:paragraph-properties fo:text-align="start" style:justify-single-word="false"/>
      <style:text-properties fo:color="#000000" fo:language="hy" fo:country="AM" officeooo:paragraph-rsid="0015b5e9"/>
    </style:style>
    <style:style style:name="P17" style:family="paragraph" style:parent-style-name="Heading_20_3">
      <style:text-properties fo:color="#ff0000" officeooo:paragraph-rsid="0015b5e9"/>
    </style:style>
    <style:style style:name="P18" style:family="paragraph" style:parent-style-name="Heading_20_3">
      <style:text-properties fo:color="#ff3333" officeooo:paragraph-rsid="0015b5e9"/>
    </style:style>
    <style:style style:name="P19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20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rsid="0015b5e9" officeooo:paragraph-rsid="0015b5e9" style:font-size-asian="10pt" style:font-size-complex="10pt"/>
    </style:style>
    <style:style style:name="P21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22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15b5e9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b88af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rsid="0015b5e9" officeooo:paragraph-rsid="0015b5e9" style:font-size-asian="10pt" style:font-size-complex="10pt"/>
    </style:style>
    <style:style style:name="P25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paragraph-rsid="0015b5e9" style:font-size-asian="10pt" style:font-size-complex="10pt"/>
    </style:style>
    <style:style style:name="P26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15b5e9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7" style:family="paragraph" style:parent-style-name="Standard" style:list-style-name="LS1">
      <style:paragraph-properties fo:margin-top="0in" fo:margin-bottom="0in" loext:contextual-spacing="false" fo:line-height="120%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15b5e9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8" style:family="paragraph" style:parent-style-name="Heading_20_2">
      <style:text-properties officeooo:paragraph-rsid="0017aed6"/>
    </style:style>
    <style:style style:name="P29" style:family="paragraph" style:parent-style-name="Heading_20_2">
      <style:text-properties fo:language="hy" fo:country="AM" officeooo:paragraph-rsid="0015b5e9"/>
    </style:style>
    <style:style style:name="P30" style:family="paragraph" style:parent-style-name="Heading_20_2">
      <style:paragraph-properties fo:text-align="start" style:justify-single-word="false"/>
      <style:text-properties fo:language="hy" fo:country="AM" officeooo:paragraph-rsid="0015b5e9"/>
    </style:style>
    <style:style style:name="P31" style:family="paragraph" style:parent-style-name="Heading_20_2">
      <style:paragraph-properties fo:text-align="justify" style:justify-single-word="false"/>
      <style:text-properties officeooo:paragraph-rsid="0015b5e9"/>
    </style:style>
    <style:style style:name="P32" style:family="paragraph" style:parent-style-name="Heading_20_2">
      <style:text-properties officeooo:paragraph-rsid="0015b5e9"/>
    </style:style>
    <style:style style:name="P33" style:family="paragraph" style:parent-style-name="Heading_20_2">
      <style:text-properties officeooo:rsid="00150718" officeooo:paragraph-rsid="0015b5e9"/>
    </style:style>
    <style:style style:name="P34" style:family="paragraph" style:parent-style-name="Heading_20_2">
      <style:paragraph-properties fo:keep-with-next="always"/>
      <style:text-properties officeooo:paragraph-rsid="0015b5e9"/>
    </style:style>
    <style:style style:name="P35" style:family="paragraph" style:parent-style-name="Heading_20_1">
      <style:text-properties officeooo:paragraph-rsid="0015b5e9"/>
    </style:style>
    <style:style style:name="T1" style:family="text">
      <style:text-properties fo:language="hy" fo:country="AM"/>
    </style:style>
    <style:style style:name="T2" style:family="text">
      <style:text-properties fo:language="hy" fo:country="AM" officeooo:rsid="0018c081"/>
    </style:style>
    <style:style style:name="T3" style:family="text"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0a59a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cd785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7aed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Verdana" fo:font-style="normal" style:text-underline-style="none" fo:font-weight="bold" style:font-name-asian="Verdana" style:font-style-asian="normal" style:font-weight-asian="bold" style:font-name-complex="Verdana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Verdana" fo:font-style="normal" style:text-underline-style="none" fo:font-weight="normal" officeooo:rsid="000b88af" style:font-name-asian="Verdana" style:font-style-asian="normal" style:font-weight-asian="normal" style:font-name-complex="Verdana" style:font-style-complex="normal" style:font-weight-complex="normal"/>
    </style:style>
    <style:style style:name="T11" style:family="text">
      <style:text-properties officeooo:rsid="000a59a6"/>
    </style:style>
    <style:style style:name="T12" style:family="text">
      <style:text-properties officeooo:rsid="000b88af"/>
    </style:style>
    <style:style style:name="T13" style:family="text">
      <style:text-properties officeooo:rsid="000d4d6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b88af" style:font-size-asian="10pt" style:font-size-complex="10pt"/>
    </style:style>
    <style:style style:name="T16" style:family="text">
      <style:text-properties fo:font-size="10pt" officeooo:rsid="0015b5e9" style:font-size-asian="10pt" style:font-size-complex="10pt"/>
    </style:style>
    <style:style style:name="T17" style:family="text">
      <style:text-properties fo:font-size="10pt" fo:language="hy" fo:country="AM" style:font-size-asian="10pt" style:font-size-complex="10pt"/>
    </style:style>
    <style:style style:name="T18" style:family="text">
      <style:text-properties fo:font-size="10pt" fo:language="hy" fo:country="AM" officeooo:rsid="0017aed6" style:font-size-asian="10pt" style:font-size-complex="10pt"/>
    </style:style>
    <style:style style:name="T19" style:family="text">
      <style:text-properties officeooo:rsid="000e8c53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0e8c53"/>
    </style:style>
    <style:style style:name="T22" style:family="text">
      <style:text-properties officeooo:rsid="00109281"/>
    </style:style>
    <style:style style:name="T23" style:family="text">
      <style:text-properties officeooo:rsid="0022d93c"/>
    </style:style>
    <style:style style:name="T24" style:family="text">
      <style:text-properties style:font-name="DejaVu Sans"/>
    </style:style>
    <style:style style:name="T25" style:family="text">
      <style:text-properties style:font-name="DejaVu Sans" style:font-name-asian="DejaVu Sans1" style:font-name-complex="DejaVu Sans1"/>
    </style:style>
    <style:style style:name="T26" style:family="text">
      <style:text-properties style:font-name="DejaVu Sans" fo:background-color="transparent" loext:char-shading-value="0"/>
    </style:style>
    <style:style style:name="T27" style:family="text">
      <style:text-properties style:font-name="DejaVu Sans" fo:background-color="transparent" loext:char-shading-value="0" style:font-name-complex="Sylfaen"/>
    </style:style>
    <style:style style:name="T28" style:family="text">
      <style:text-properties style:font-name="DejaVu Sans" fo:language="ru" fo:country="RU" fo:background-color="transparent" loext:char-shading-value="0"/>
    </style:style>
    <style:style style:name="T29" style:family="text">
      <style:text-properties officeooo:rsid="0018c081"/>
    </style:style>
    <style:style style:name="T30" style:family="text">
      <style:text-properties fo:font-size="16pt" fo:language="hy" fo:country="AM" style:font-size-asian="16pt" style:font-size-complex="16pt"/>
    </style:style>
    <style:style style:name="T31" style:family="text">
      <style:text-properties fo:font-size="16pt" fo:language="hy" fo:country="AM" officeooo:rsid="0018c081" style:font-size-asian="16pt" style:font-size-complex="16pt"/>
    </style:style>
    <style:style style:name="T32" style:family="text">
      <style:text-properties fo:font-size="18pt" fo:language="hy" fo:country="AM" style:font-size-asian="18pt" style:font-size-complex="18pt"/>
    </style:style>
    <style:style style:name="T33" style:family="text">
      <style:text-properties fo:font-size="18pt" fo:language="hy" fo:country="AM" officeooo:rsid="0018c081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<text:s text:c="33"/><text:span text:style-name="T32">Նախագծի </text:span><text:span text:style-name="T33">նկարագրութըւն</text:span></text:h>
      <text:h text:style-name="P28" text:outline-level="2">Փաստաթղթի նկարագիրը</text:h>
      <text:p text:style-name="P5"><text:span text:style-name="T14">Տվյալ փաստափուղթը նկարագրում է <text:s/></text:span><text:span text:style-name="T6">onlineshop</text:span><text:span text:style-name="T4">.am</text:span><text:span text:style-name="T3"> վեբ-կայքի պատրաստումը;</text:span></text:p>
      <text:h text:style-name="P28" text:outline-level="2">Պահանջների համառոտ նկարագրություն</text:h>
      <text:p text:style-name="P3"><text:span text:style-name="T3">Նախատեսվում է պատրաստել <text:s/></text:span><text:span text:style-name="T6">onlineshop</text:span><text:span text:style-name="T4">.am</text:span><text:span text:style-name="T3"> վեբ-կայք,</text:span><text:span text:style-name="T6">որը նախատեսված է տնից համակարգչով կայքում գրանցված խանութներից օնլայն որևէ ապրանքատեսակ պատվիրել</text:span><text:span text:style-name="T7">ու համար</text:span><text:span text:style-name="T3">։ Վեբ-կայքը հնարավորություն կտա արագ և հեշտ գտ</text:span><text:span text:style-name="T4">ն</text:span><text:span text:style-name="T3">ել </text:span><text:span text:style-name="T4">ցանկացած ապրանքատեսակ</text:span><text:span text:style-name="T3">։</text:span></text:p>
      <text:p text:style-name="P1"><text:span text:style-name="T4">Հիմնական էջում պետք է երևան </text:span><text:span text:style-name="T5"><text:s/></text:span><text:span text:style-name="T6">կայքում գրանցված խանուտները</text:span><text:span text:style-name="T4">։</text:span></text:p>
      <text:h text:style-name="P35" text:outline-level="1">Ֆ<text:span text:style-name="T1">ունկցիոնալ պահանջներ</text:span></text:h>
      <text:h text:style-name="P29" text:outline-level="2">Հիմնական էջ</text:h>
      <text:p text:style-name="P6">Գլխավոր էջը պետք է տրամադրի </text:p>
      <text:p text:style-name="P7">Գլխամաս</text:p>
      <text:list xml:id="list9015594588294575443" text:style-name="LS1">
        <text:list-item>
          <text:p text:style-name="P19"><text:bookmark text:name="internal-source-marker_0.5448683267459273"/>Լոգո</text:p>
        </text:list-item>
        <text:list-item>
          <text:p text:style-name="P21"><text:span text:style-name="T11">Լ</text:span>եզվի փոփոխման նշաններ</text:p>
        </text:list-item>
        <text:list-item>
          <text:p text:style-name="P19">Որոնման դաշտ</text:p>
        </text:list-item>
      </text:list>
      <text:p text:style-name="P12"/>
      <text:p text:style-name="P7">Հիմնական մաս</text:p>
      <text:list xml:id="list5" text:style-name="LS1">
        <text:list-item>
          <text:p text:style-name="P20">Խանութների ցանկ</text:p>
        </text:list-item>
      </text:list>
      <text:p text:style-name="P12"/>
      <text:p text:style-name="P7">Ձախ հատված</text:p>
      <text:list xml:id="list8" text:style-name="LS1">
        <text:list-item>
          <text:p text:style-name="P19">Գովազդային բաներներ</text:p>
        </text:list-item>
      </text:list>
      <text:p text:style-name="P12"/>
      <text:p text:style-name="P12"><text:span text:style-name="T12">Աջ</text:span> հատված</text:p>
      <text:list xml:id="list160040734735438" text:continue-numbering="true" text:style-name="LS1">
        <text:list-item>
          <text:p text:style-name="P21"><text:s/>Ամենաշատ <text:span text:style-name="T11">փնտրված</text:span> ապրանքները</text:p>
        </text:list-item>
      </text:list>
      <text:p text:style-name="P12"/>
      <text:p text:style-name="P7"><text:span text:style-name="T13">Ստորին</text:span> հատված</text:p>
      <text:list xml:id="list160040502430366" text:continue-numbering="true" text:style-name="LS1">
        <text:list-item>
          <text:p text:style-name="P22">Կոնտակտային տվյալներ</text:p>
        </text:list-item>
      </text:list>
      <text:p text:style-name="P13"/>
      <text:h text:style-name="P29" text:outline-level="2">Լեզվի ընտրություն</text:h>
      <text:p text:style-name="P1"><text:span text:style-name="T17">Կայքը պետք է ունենա հայերեն, ռուսերեն և անգլերեն տարբերակներ։</text:span><text:span text:style-name="T1"> </text:span></text:p>
      <text:h text:style-name="P16" text:outline-level="3">Ենթաբաժինների ներկայացում </text:h>
      <text:p text:style-name="P9"><text:span text:style-name="T16">Որևէ խանութ ընտրելու </text:span><text:span text:style-name="T15"><text:s/>դեպքում պետք է բացվի պատուհան նույն </text:span><text:span text:style-name="T14">Էջ</text:span><text:span text:style-name="T15">ի սահմաններում, որը պե</text:span><text:span text:style-name="T14">տք է պարունակի</text:span></text:p>
      <text:p text:style-name="P11"/>
      <text:p text:style-name="P8"><text:span text:style-name="T8">Հիմնական մաս` </text:span><text:span text:style-name="T9">պետք է երևան </text:span><text:span text:style-name="T10">մի քանի ընտրովի դաշտեր</text:span></text:p>
      <text:p text:style-name="P23"><text:s text:c="5"/>Ապրանքի տեսակը</text:p>
      <text:list xml:id="list15" text:style-name="LS1">
        <text:list-item>
          <text:p text:style-name="P24">Հագուստ</text:p>
        </text:list-item>
        <text:list-item>
          <text:p text:style-name="P24">Աքսեսուառներ</text:p>
        </text:list-item>
        <text:list-item>
          <text:p text:style-name="P26">Կոշիկ</text:p>
        </text:list-item>
        <text:list-item>
          <text:p text:style-name="P27">Այլ ապրանքներ</text:p>
        </text:list-item>
      </text:list>
      <text:p text:style-name="P14"/>
      <text:p text:style-name="P8"/>
      <text:h text:style-name="P30" text:outline-level="2"><text:soft-page-break/>Տեղեկատվական էջեր</text:h>
      <text:p text:style-name="P10"><text:bookmark text:name="internal-source-marker_0.54486832674592737"/>Ներկայացված են լինելու հետևյալ տեղեկատվական էջերը`</text:p>
      <text:list xml:id="list160039436899673" text:continue-numbering="true" text:style-name="LS1">
        <text:list-item>
          <text:p text:style-name="P25">Նորություններ</text:p>
        </text:list-item>
        <text:list-item>
          <text:p text:style-name="P25">Կոնտակտներ</text:p>
        </text:list-item>
        <text:list-item>
          <text:p text:style-name="P25">«<text:span text:style-name="T13">Ապրանքներ ներմուծելու կարգը</text:span>»</text:p>
        </text:list-item>
      </text:list>
      <text:p text:style-name="P14"/>
      <text:h text:style-name="P30" text:outline-level="2">Որոնման համակարգ և ֆիլտրացիա</text:h>
      <text:p text:style-name="P2"><text:span text:style-name="T17">Որոնումը պետք իրականացվի ըստ ապրանքի </text:span><text:span text:style-name="T18">կամ խանութի անվան։</text:span></text:p>
      <text:p text:style-name="P1"/>
      <text:h text:style-name="P31" text:outline-level="2">Համակարգային պահանջներ</text:h>
      <text:p text:style-name="P1"><text:span text:style-name="T20">Կայքը պետք է հարմարեցված լինի </text:span>C<text:span text:style-name="T19">հ</text:span>rome<text:span text:style-name="T20"> 17 և բարձր, Mozila 15 և բարձր, Explorer 7, 8, 9, Safari 5 և բարձր զննարկիչներով դիտելու համար։ </text:span><text:span text:style-name="T21">Այն պետք է հարմարեցված լինի նաև մոբայլ սարքավորումների համար։</text:span></text:p>
      <text:h text:style-name="P35" text:outline-level="1">Աշխատանքային պլան</text:h>
      <text:h text:style-name="P32" text:outline-level="2">Իրականացման փուլերը</text:h>
      <text:p text:style-name="P1">Վեբ-կայքի պատրաստումը իրականացվելու է մի քանի փուլերով, որոնք ներկայացված են ստորև՝</text:p>
      <text:h text:style-name="P17" text:outline-level="3">Փուլ 1 – Նախագծում/Դիզայն - <text:span text:style-name="T22">1</text:span>-<text:span text:style-name="T22">2</text:span> շաբաթ</text:h>
      <text:p text:style-name="P1">Կայքի բոլոր էջերի դիզայնի պատրաստում.</text:p>
      <text:h text:style-name="P18" text:outline-level="3">Փուլ 2 – Բետա տարբերակ – <text:span text:style-name="T22">15</text:span>-<text:span text:style-name="T22">20</text:span> շաբաթ</text:h>
      <text:p text:style-name="P1">Ֆունկցիոնալ բաղադրիչների ծրագրավորում, <text:span text:style-name="T23">որը պետք է կատարվի javaScript-ի միջոցով։</text:span></text:p>
      <text:h text:style-name="P18" text:outline-level="3">Փուլ 3 – Տեղայնացում/Թեսթավորում – 2-<text:span text:style-name="T22">3</text:span> շաբաթ</text:h>
      <text:p text:style-name="P1">Պատվիրատուի կողմից տրամադրված սերվերի և տվյալների բազայի հետ աշխատանքի ստուգման հավելյալ փուլ։</text:p>
      <text:h text:style-name="P18" text:outline-level="3">Փուլ 4 – Ստաբիլիզացում և հանձնում – 1-2 շաբաթ</text:h>
      <text:p text:style-name="P1">Վերջնական հանձնում Պատվիրատուին։</text:p>
      <text:p text:style-name="P15">Ֆունկցիոնալ մասը ապահովել javaScript-ի միջոցով։</text:p>
      <text:p text:style-name="P4">Սպասարկում</text:p>
      <text:p text:style-name="P1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P1"/>
      <text:h text:style-name="P34" text:outline-level="2"><text:soft-page-break/><text:span text:style-name="T25">Աշխատանքների</text:span><text:span text:style-name="T24"> ժամանակացույց</text:span></text:h>
      <text:p text:style-name="P1"><text:span text:style-name="T26">Աշխատանքների </text:span><text:span text:style-name="Основной_20_шрифт_20_абзаца"><text:span text:style-name="T27">ժամանակացույցը</text:span></text:span><text:span text:style-name="T26"> կազմվում </text:span><text:span text:style-name="Основной_20_шрифт_20_абзаца"><text:span text:style-name="T26">է </text:span></text:span><text:span text:style-name="Основной_20_шрифт_20_абзаца"><text:span text:style-name="T28">պայմանագրի</text:span></text:span><text:span text:style-name="Основной_20_шрифт_20_абзаца"><text:span text:style-name="T26"> </text:span></text:span><text:span text:style-name="Основной_20_шрифт_20_абзаца"><text:span text:style-name="T28">ստորագրումից</text:span></text:span><text:span text:style-name="Основной_20_шрифт_20_абзаца"><text:span text:style-name="T26"> </text:span></text:span><text:span text:style-name="Основной_20_шрифт_20_абзаца"><text:span text:style-name="T28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26"> </text:span></text:span><text:span text:style-name="Основной_20_шрифт_20_абзаца"><text:span text:style-name="T28">հետ համաձայնեցումից հետո</text:span></text:span><text:span text:style-name="Основной_20_шрифт_20_абзаца"><text:span text:style-name="T26">: </text:span></text:span></text:p>
      <text:h text:style-name="P32" text:outline-level="2"><text:span text:style-name="Основной_20_шрифт_20_абзаца"><text:span text:style-name="T26"/></text:span></text:h>
      <text:h text:style-name="P33" text:outline-level="2"><text:span text:style-name="Основной_20_шрифт_20_абзаца"><text:span text:style-name="T26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31:26.713241086</meta:creation-date>
    <dc:date>2019-04-24T16:00:39.111166271</dc:date>
    <meta:editing-duration>PT17M21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3" meta:paragraph-count="56" meta:word-count="324" meta:character-count="2440" meta:non-whitespace-character-count="2131"/>
  </office:meta>
</office:document-meta>
</file>